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roman" style:font-pitch="variable"/>
    <style:font-face style:name="Arial" svg:font-family="Arial" style:font-family-generic="swiss" style:font-pitch="variable"/>
    <style:font-face style:name="Consolas1" svg:font-family="Consolas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2cm"/>
    </style:style>
    <style:style style:name="co2" style:family="table-column">
      <style:table-column-properties fo:break-before="auto" style:column-width="0.998cm"/>
    </style:style>
    <style:style style:name="co3" style:family="table-column">
      <style:table-column-properties fo:break-before="auto" style:column-width="4.055cm"/>
    </style:style>
    <style:style style:name="co4" style:family="table-column">
      <style:table-column-properties fo:break-before="auto" style:column-width="1.637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5.63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3399ff" style:text-align-source="fix" style:repeat-content="false" fo:border-left="none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66ccff"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02cm solid #000000" fo:background-color="#3399ff" style:text-align-source="fix" style:repeat-content="false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Consola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/>
          <table:table-cell table:style-name="Default"/>
          <table:table-cell table:number-columns-repeated="6"/>
        </table:table-row>
        <table:table-row table:style-name="ro2">
          <table:table-cell/>
          <table:table-cell table:style-name="ce3" office:value-type="string">
            <text:p>Exercice 1.1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3"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4" office:value-type="string">
            <text:p>(a∧b)∨(!a∨b)</text:p>
          </table:table-cell>
          <table:table-cell table:number-columns-repeated="5"/>
        </table:table-row>
        <table:table-row table:style-name="ro4"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5"/>
        </table:table-row>
        <table:table-row table:style-name="ro4">
          <table:table-cell table:style-name="ce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number-columns-repeated="5"/>
        </table:table-row>
        <table:table-row table:style-name="ro4"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5"/>
        </table:table-row>
        <table:table-row table:style-name="ro4"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/>
          <table:table-cell table:number-columns-repeated="6"/>
        </table:table-row>
        <table:table-row table:style-name="ro2">
          <table:table-cell/>
          <table:table-cell table:style-name="ce3" office:value-type="string">
            <text:p>Exercice 1.2</text:p>
          </table:table-cell>
          <table:table-cell table:number-columns-repeated="2"/>
          <table:table-cell table:style-name="ce3" office:value-type="string">
            <text:p>Exercice 1.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2"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4" office:value-type="string">
            <text:p>!(a∧!b)∨(!a∨b)</text:p>
          </table:table-cell>
          <table:table-cell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(a∧c)∨(!a∨b)∧!(c∨!b)</text:p>
          </table:table-cell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/>
          <table:table-cell table:number-columns-repeated="4" table:style-name="ce2" office:value-type="float" office:value="0">
            <text:p>0</text:p>
          </table:table-cell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/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/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number-columns-repeated="4" table:style-name="ce2" office:value-type="float" office:value="1">
            <text:p>1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6"/>
        </table:table-row>
        <table:table-row table:style-name="ro2">
          <table:table-cell/>
          <table:table-cell table:style-name="ce3" office:value-type="string">
            <text:p>Exercice 2.1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2"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(a∧b)∨( !a ∧ !b)</text:p>
          </table:table-cell>
          <table:table-cell table:number-columns-repeated="5"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2">
          <table:table-cell/>
          <table:table-cell table:style-name="ce3" office:value-type="string">
            <text:p>Exercice 2.2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2"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(a∧b)∨(a ∧ !b)</text:p>
          </table:table-cell>
          <table:table-cell table:number-columns-repeated="5"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number-columns-repeated="5"/>
        </table:table-row>
      </table:table>
      <table:table table:name="Feui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roman" style:font-pitch="variable"/>
    <style:font-face style:name="Arial" svg:font-family="Arial" style:font-family-generic="swiss" style:font-pitch="variable"/>
    <style:font-face style:name="Consolas1" svg:font-family="Consolas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28.09.2017</text:date>, <text:time>10:42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ncan Bourquard</meta:initial-creator>
    <meta:creation-date>2017-09-28T09:51:47.38</meta:creation-date>
    <dc:date>2017-09-28T10:42:59.29</dc:date>
    <dc:creator>Duncan Bourquard</dc:creator>
    <meta:editing-duration>PT51M4S</meta:editing-duration>
    <meta:editing-cycles>17</meta:editing-cycles>
    <meta:generator>OpenOffice/4.1.3$Win32 OpenOffice.org_project/413m1$Build-9783</meta:generator>
    <meta:document-statistic meta:table-count="3" meta:cell-count="101" meta:object-count="0"/>
  </office:meta>
</office:document-meta>
</file>